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7.4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1.1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00/00/00</text:date>, <text:time style:data-style-name="N2" text:time-value="13:00:58.6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6T06:10:04.025910001</meta:creation-date>
    <dc:date>2020-04-21T13:10:36.734000000</dc:date>
    <meta:editing-duration>PT11H1M32S</meta:editing-duration>
    <meta:editing-cycles>104</meta:editing-cycles>
    <meta:generator>LibreOffice/6.4.2.2$Windows_X86_64 LibreOffice_project/4e471d8c02c9c90f512f7f9ead8875b57fcb1ec3</meta:generator>
    <meta:document-statistic meta:table-count="34" meta:cell-count="1167" meta:object-count="0"/>
  </office:meta>
</office:document-meta>
</file>